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41fa4" officeooo:paragraph-rsid="00441fa4"/>
    </style:style>
    <style:style style:name="P2" style:family="paragraph" style:parent-style-name="Standard">
      <style:text-properties officeooo:rsid="0045cf2e" officeooo:paragraph-rsid="0045cf2e"/>
    </style:style>
    <style:style style:name="P3" style:family="paragraph" style:parent-style-name="Standard">
      <style:text-properties officeooo:paragraph-rsid="00496b3b"/>
    </style:style>
    <style:style style:name="P4" style:family="paragraph" style:parent-style-name="Standard">
      <style:text-properties officeooo:paragraph-rsid="0049e860"/>
    </style:style>
    <style:style style:name="P5" style:family="paragraph" style:parent-style-name="Standard">
      <style:text-properties officeooo:rsid="004b8509" officeooo:paragraph-rsid="004b8509"/>
    </style:style>
    <style:style style:name="P6" style:family="paragraph" style:parent-style-name="Standard">
      <style:text-properties officeooo:rsid="004d60c7" officeooo:paragraph-rsid="004d60c7"/>
    </style:style>
    <style:style style:name="P7" style:family="paragraph" style:parent-style-name="Standard">
      <style:text-properties officeooo:rsid="004da830" officeooo:paragraph-rsid="004da830"/>
    </style:style>
    <style:style style:name="P8" style:family="paragraph" style:parent-style-name="Standard">
      <style:text-properties officeooo:rsid="004f1354" officeooo:paragraph-rsid="004f1354"/>
    </style:style>
    <style:style style:name="P9" style:family="paragraph" style:parent-style-name="Standard">
      <style:text-properties officeooo:paragraph-rsid="00511301"/>
    </style:style>
    <style:style style:name="P10" style:family="paragraph" style:parent-style-name="Standard">
      <style:text-properties officeooo:rsid="005209bc" officeooo:paragraph-rsid="005209bc"/>
    </style:style>
    <style:style style:name="P11" style:family="paragraph" style:parent-style-name="Standard">
      <style:text-properties officeooo:rsid="00538183" officeooo:paragraph-rsid="00538183"/>
    </style:style>
    <style:style style:name="T1" style:family="text">
      <style:text-properties officeooo:rsid="004296ad"/>
    </style:style>
    <style:style style:name="T2" style:family="text">
      <style:text-properties officeooo:rsid="00441fa4"/>
    </style:style>
    <style:style style:name="T3" style:family="text">
      <style:text-properties officeooo:rsid="0045cf2e"/>
    </style:style>
    <style:style style:name="T4" style:family="text">
      <style:text-properties officeooo:rsid="0045f753"/>
    </style:style>
    <style:style style:name="T5" style:family="text">
      <style:text-properties officeooo:rsid="004640e9"/>
    </style:style>
    <style:style style:name="T6" style:family="text">
      <style:text-properties officeooo:rsid="00486bdf"/>
    </style:style>
    <style:style style:name="T7" style:family="text">
      <style:text-properties officeooo:rsid="00496b3b"/>
    </style:style>
    <style:style style:name="T8" style:family="text">
      <style:text-properties officeooo:rsid="0049e860"/>
    </style:style>
    <style:style style:name="T9" style:family="text">
      <style:text-properties officeooo:rsid="004f1354"/>
    </style:style>
    <style:style style:name="T10" style:family="text">
      <style:text-properties officeooo:rsid="0050380f"/>
    </style:style>
    <style:style style:name="T11" style:family="text">
      <style:text-properties officeooo:rsid="00511301"/>
    </style:style>
    <style:style style:name="T12" style:family="text">
      <style:text-properties officeooo:rsid="0051e3a0"/>
    </style:style>
    <style:style style:name="T13" style:family="text">
      <style:text-properties officeooo:rsid="00557b3e"/>
    </style:style>
    <style:style style:name="T14" style:family="text">
      <style:text-properties officeooo:rsid="005686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text:soft-page-break/>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text:soft-page-break/>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text:soft-page-break/>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P9">![DevOps<text:span text:style-name="T11"> Fancy</text:span>](./media/<text:span text:style-name="T11">fancy_devops.png</text:span> "DevOps<text:span text:style-name="T11"> Fancy</text:span>")</text:p>
      <text:p text:style-name="P9"/>
      <text:p text:style-name="P9">Abbildung <text:span text:style-name="T11">3</text:span> - DevOps <text:span text:style-name="T11">als Folge von IT und IT-Operations betreffenden Prozessen </text:span>(Quelle: &lt;a&gt;[[<text:span text:style-name="T11">ROOD16</text:span>]](#ref_<text:span text:style-name="T11">rood16</text:span>)&lt;/a&gt;)</text:p>
      <text:p text:style-name="P9"/>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P9">###<text:span text:style-name="T11">#</text:span> Lean</text:p>
      <text:p text:style-name="P9"/>
      <text:p text:style-name="P9">Ein Grundgedanke bei Continuous Delivery ist "Lean". Jede Änderung, für die der Kunde nicht zahlt, entspricht verschwendeten Entwicklerressourcen. Eine Änderung, die der Kunde nicht hat, <text:soft-page-break/>wird vom Kunden nicht bezahlt. Continuous Delivery hilft dabei, Änderungen möglichst schnell an den Kunden auszuliefern.</text:p>
      <text:p text:style-name="Standard"/>
      <text:p text:style-name="Standard"/>
      <text:p text:style-name="Standard">##### Automatisierung</text:p>
      <text:p text:style-name="Standard"/>
      <text:p text:style-name="Standard">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text:soft-page-break/></text:p>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P5">Auch wenn Docker derzeit das bekannteste Containerisierungs-Werkzeug ist, es ist nicht das erste: Die Anfänge der Containerisierung gehen auf das in den 70ern und 80ern entwickelte chroot zurück. Anders als Docker hat chroot die betroffenen Prozesse aber nur auf Benutzerebene voneinander isoliert, während bei Docker einzelne Prozesse in unterschiedlichen Kernel-Namespaces laufen, um größtmögliche Isolation ohne Virtualisierung zu erreichen.</text:p>
      <text:p text:style-name="P6">Docker ist auch nicht das einzige solche Werkzeug. Es existiert eine Vielzahl anderer proprietärer und open-source Lösungen, von denen einige nach ähnlichen Prinzipien aufgebaut sind wie Docker. Docker selbst basierte lange Zeit auf LXC, einer weiteren populären Lösung zur Containerisierung unter Linux.</text:p>
      <text:p text:style-name="Standard"/>
      <text:p text:style-name="Standard"><text:soft-page-break/>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text:span text:style-name="T6">Dazu stehen von Docker erweiternde Werkzeuge zur Verfügung. </text:span>Docker selbst nutzt jedoch keine Virtualisierung, sondern das Linux-Tool containerd zur Trennung von Betriebssystem- und Containerressourcen<text:span text:style-name="T4"> auf Kernel-Ebene</text:span>.<text:span text:style-name="T4"> Das hat den Vorteil, dass im Gegensatz zur Virtualisierung wesentlich weniger Ressourcen reserviert werden müssen und vom Container genutzt werden.</text:spa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span text:style-name="T5"> Standardmäßig wird das neueste Layer in einem Image zur Instanziierung verwendet, theoretisch kann aber jedes Layer verwendet werden.</text:span></text:p>
      <text:p text:style-name="Standard"/>
      <text:p text:style-name="Standard">#### Containerisierung vs. Virtualisierung</text:p>
      <text:p text:style-name="Standard"/>
      <text:p text:style-name="P4">![Containerisierung vs. Virtualisierung](./media/<text:span text:style-name="T8">vm_vs_container.png</text:span> "Containerisierung vs. Virtualisierung")</text:p>
      <text:p text:style-name="P4"/>
      <text:p text:style-name="P4">Abbildung <text:span text:style-name="T12">4 </text:span>- Containerisierung vs. Virtualisierung<text:span text:style-name="T8"> </text:span>(Quelle: &lt;a&gt;[[<text:span text:style-name="T8">ROOD16</text:span>]](#ref_<text:span text:style-name="T8">rood16</text:span>)&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span text:style-name="T8">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spa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P7">#### Betriebssystem-Container und Anwendungscontainer</text:p>
      <text:p text:style-name="P7"/>
      <text:p text:style-name="P7">Es gibt zwei Arten von Container. Betriebssystem-Container sind Container, in denen wie in einer VM ein vollwertiges Betriebssystem läuft. Jeder Betriebssystem-Container hat ein eigenes <text:soft-page-break/>Dateisystem<text:span text:style-name="T9">, und in jedem Betriebssystem-Container können mehrere Anwendungen laufen. Ein solcher Ansatz wird beispielsweise von LXC verfolgt.</text:span></text:p>
      <text:p text:style-name="P8">Anwendungscontainer funktionieren anders. Anwendungscontainer haben kein eigenes Dateisystem, alle Daten werden außerhalb des Containers gespeichert. Jeder Container ist darauf ausgelegt, eine einzelne Anwendung auszuführen, und die ausgeführte Anwendung kann den Container selber nicht verändern.<text:span text:style-name="T10"> Dieser Ansatz ist schlanker als der der Betriebssystem-Container, allerdings kann die Isolierung vom Host-System auch nicht in gleichem Maße garantiert werden. Docker stellt Anwendungscontainer zur Verfügung.</text:span></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text:span text:style-name="T6">in</text:span> Docker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
      <text:p text:style-name="P10">##### Kubernetes</text:p>
      <text:p text:style-name="P10"/>
      <text:p text:style-name="P10">Kubernetes ist eine Plattform, die die Verteilung von Docker-Images und deren Betrieb über Netzwerke hinweg unterstützt. Kubernetes, ursprünglich von Google entwickelt, wird inzwischen unter dem Dach der Cloud Native Computing Foundation entwickelt.</text:p>
      <text:p text:style-name="P11">Kubernetes definiert sogenannte Pods oder Deployment Units. Jedes Pod kann ins oder mehrere Docker-Images gruppieren und ausliefern. Jedes Pod stellt einen Service bereit.</text:p>
      <text:p text:style-name="P11">Diese Architektur ist auch als Microservice bekannt, deswegen soll hier nicht weiter darauf eingegangen werd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text:span text:style-name="T4">Docker-Laufzeitumgebung</text:span> läuft mit *root*-Rechten, um Zugriff auf sämtliche Betriebssystem-Funktionen zu haben. Die Ressourcen der Anwendung im Container werden <text:span text:style-name="T4">mithilfe von containerd </text:span>allerdings vom Betriebssystem getrennt, und Docker schränkt den Zugriff auf wichtige Systemdateien ein.<text:span text:style-name="T7"> Anders als bei Virtualisierung kann eine vollständige Trennung vom Betriebssystem nicht garantiert werden.</text:span></text:p>
      <text:p text:style-name="Standard"/>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text:soft-page-break/>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text:span text:style-name="T1">serverbasiertes </text:span>CI (Continuous Integration) und Continuous Delivery System<text:span text:style-name="T1">.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span></text:p>
      <text:p text:style-name="P1">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text:span text:style-name="T3">parallel</text:span> ausgeführt. Wenn ein Test auf einer Plattform fehlschlägt, werden die Tests auf anderen Plattformen nicht beeinflusst.</text:p>
      <text:p text:style-name="P2">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text:span text:style-name="T2"> </text:span>Quellen</text:p>
      <text:p text:style-name="Standard"/>
      <text:p text:style-name="Standard">&lt;a name=‘ref_pien18‘&gt;[PIEN18]&lt;/a&gt;: Wie DevOps die IT beschleunigen, 2018, Frank Pientka, https://www.computerwoche.de/a/wie-devops-die-it-beschleunigen,3071433 (abgerufen am 2<text:span text:style-name="T14">6</text:span>.06.2018)</text:p>
      <text:p text:style-name="Standard"/>
      <text:p text:style-name="Standard">&lt;a name="ref_ravi16"&gt;[RAVI16]&lt;/a&gt;: Practical DevOps, 2016, A. Ravichandran et. al.</text:p>
      <text:p text:style-name="Standard"/>
      <text:p text:style-name="P3"><text:span text:style-name="T7">&lt;a name='ref_rood16'&gt;[ROOD16]&lt;/a&gt;: </text:span>Docker, Microservices And Kubernetes<text:span text:style-name="T7">, 2016, Resa Roodsari</text:span></text:p>
      <text:p text:style-name="Standard"/>
      <text:p text:style-name="Standard">&lt;a name="ref_vero16"&gt;[VERO16]&lt;/a&gt;: Practical DevOps, 2016, Joakim Verona</text:p>
      <text:p text:style-name="Standard"/>
      <text:p text:style-name="Standard">&lt;a name="ref_wolf14"&gt;[WOLF14]&lt;/a&gt;:<text:span text:style-name="T13"> </text:span>Continuous Delivery : Der pragmatische Einstieg<text:span text:style-name="T13">, 2014, Eberhard Wol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9T15:02:29.047000000</dc:date>
    <meta:editing-duration>PT3H5M19S</meta:editing-duration>
    <meta:editing-cycles>40</meta:editing-cycles>
    <meta:generator>LibreOffice/6.0.4.2$Windows_X86_64 LibreOffice_project/9b0d9b32d5dcda91d2f1a96dc04c645c450872bf</meta:generator>
    <meta:document-statistic meta:table-count="0" meta:image-count="0" meta:object-count="0" meta:page-count="10" meta:paragraph-count="166" meta:word-count="3325" meta:character-count="25740" meta:non-whitespace-character-count="22555"/>
  </office:meta>
</office:document-meta>
</file>